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 style:font-adornments="Regular"/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1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1" style:family="paragraph">
      <style:text-properties fo:font-size="24pt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text-position="33% 58%"/>
    </style:style>
    <style:style style:name="T10" style:family="text">
      <style:text-properties style:text-position="-33% 58%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italic" style:text-underline-style="none" style:font-style-asian="italic" style:font-style-complex="italic"/>
    </style:style>
    <style:style style:name="T13" style:family="text">
      <style:text-properties style:font-name="Segoe UI3" style:font-name-asian="Segoe UI3" style:font-name-complex="Segoe UI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die Ordnungs- bzw. Kernladungszahl?</text:p>
          </draw:text-box>
        </draw:frame>
        <draw:frame presentation:style-name="pr2" draw:text-style-name="P1" draw:layer="layout" svg:width="25.199cm" svg:height="12.18cm" svg:x="1.4cm" svg:y="4.914cm" presentation:class="subtitle">
          <draw:text-box>
            <text:p text:style-name="P1"/>
            <text:p text:style-name="P1"/>
            <text:p text:style-name="P1">Die Anzahl der Protonen im Kern, daher auch der Name Kernladungszahl (weil jedes Proton einfach positiv geladen ist).</text:p>
            <text:p text:style-name="P1"/>
            <text:p text:style-name="P1">Die Ordnungszahl ist gleichwertig mit dem <text:span text:style-name="T1">Namen</text:span> des chemischen Elements, d. h., <text:span text:style-name="T2">alle Atome mit gleicher Ordnungszahl gehören zum selben Element:</text:span></text:p>
            <text:p text:style-name="P1"><text:span text:style-name="T3">Der Name eines Elements legt bereits die Ordnungszahl seiner Atome fest!</text:span></text:p>
          </draw:text-box>
        </draw:frame>
        <draw:frame draw:style-name="gr1" draw:text-style-name="P2" draw:layer="layout" svg:width="13cm" svg:height="0.869cm" svg:x="7.8cm" svg:y="19.001cm">
          <draw:text-box>
            <text:p text:style-name="P2"><text:span text:style-name="T4"><text:a xlink:href="https://de.wikipedia.org/wiki/Ordnungszahl" xlink:type="simple">https://de.wikipedia.org/wiki/Ordnungszahl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Massen- oder Nukleonenzah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Massenzahl oder Nukleonenzahl ist die <text:span text:style-name="T5">Anzahl der Nukleonen</text:span>, also der schweren <text:span text:style-name="T1">Kernbausteine (Protonen und Neutronen) eines Atoms</text:span>, eines Nuklids.</text:p>
          </draw:text-box>
        </draw:frame>
        <draw:frame draw:style-name="gr1" draw:text-style-name="P2" draw:layer="layout" svg:width="12.5cm" svg:height="0.869cm" svg:x="8.1cm" svg:y="19cm">
          <draw:text-box>
            <text:p text:style-name="P2"><text:span text:style-name="T4"><text:a xlink:href="https://de.wikipedia.org/wiki/Massenzahl" xlink:type="simple">https://de.wikipedia.org/wiki/Massenzahl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der Unterschied zwischen Atom und Nuklid?</text:p>
          </draw:text-box>
        </draw:frame>
        <draw:frame presentation:style-name="pr5" draw:layer="layout" svg:width="25.199cm" svg:height="12.18cm" svg:x="1.4cm" svg:y="4.914cm" presentation:class="subtitle">
          <draw:text-box>
            <text:p>Atom bezeichnet das gesamte Atom, also Kern plus Elektronenhülle.</text:p>
            <text:p/>
            <text:p>Nuklid hingegen bezieht sich nur auf Eigenschaften des Atom<text:span text:style-name="T1">kerns</text:span> (von lat.: nucleus – Kern).</text:p>
          </draw:text-box>
        </draw:frame>
        <draw:frame draw:style-name="gr3" draw:layer="layout" svg:width="21cm" svg:height="1.487cm" svg:x="4.039cm" svg:y="18.94cm">
          <draw:text-box>
            <text:p text:style-name="P4"><text:span text:style-name="T4"><text:a xlink:href="https://de.wikipedia.org/wiki/Nuklid" xlink:type="simple">https://de.wikipedia.org/wiki/Nuklid</text:a></text:span></text:p>
            <text:p text:style-name="P4"><text:span text:style-name="T4"><text:a xlink:href="http://www.frag-caesar.de/lateinwoerterbuch/nucleus-uebersetzung.html" xlink:type="simple">http://www.frag-caesar.de/lateinwoerterbuch/nucleus-uebersetzung.html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<text:span text:style-name="T1">Isotop</text:span>?</text:p>
          </draw:text-box>
        </draw:frame>
        <draw:frame presentation:style-name="pr2" draw:text-style-name="P1" draw:layer="layout" svg:width="25.199cm" svg:height="19.075cm" svg:x="1.4cm" svg:y="1.467cm" presentation:class="subtitle" presentation:user-transformed="true">
          <draw:text-box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Isotope bezeichnet Nuklide (und Atome) mit <text:span text:style-name="T6">gleicher Protonenzahl</text:span><text:span text:style-name="T7"> (d.h. </text:span><text:span text:style-name="T8">gleicher Ordnungszahl</text:span><text:span text:style-name="T7">)</text:span></text:p>
            <text:p text:style-name="P1"/>
            <text:p text:style-name="P1"/>
            <text:p text:style-name="P1">Verschiedene Nuklide/Atome <text:span text:style-name="T1">eines Elements</text:span> werden als Isotope bezeichnet (da sie immer die gleiche Ordnungszahl haben)</text:p>
            <text:p text:style-name="P1"/>
            <text:p text:style-name="P1"/>
            <text:p text:style-name="P1">Achtung: veraltet (aber auch heute noch) wurden als Isotope Atome mit generell unterschiedlicher Massenzahl, also nicht notwendigerweise gleicher Ordnungszahl, bezeichnet!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ofür steht die 12 bei der Bezeichnung <text:span text:style-name="T9">12</text:span>C für Kohlenstoff?</text:p>
          </draw:text-box>
        </draw:frame>
        <draw:frame presentation:style-name="pr5" draw:layer="layout" svg:width="25.199cm" svg:height="12.343cm" svg:x="1.4cm" svg:y="7.833cm" presentation:class="subtitle" presentation:user-transformed="true">
          <draw:text-box>
            <text:p>Es ist die Massen- bzw. Nukleonenzahl: </text:p>
            <text:p><text:span text:style-name="T9"/></text:p>
            <text:p><text:span text:style-name="T9">12</text:span>C bezeichnet das Isotop des Kohlenstoffs mit der Massen-/Nukleonenzahl 12.</text:p>
            <text:p/>
            <text:p/>
            <text:p/>
            <text:p>Da der Name eines Elements seine Ordnungszahl festlegt, steht so die genaue Zusammensetzung dieses Kohlenstoffatomkerns fest:</text:p>
            <text:p>Er besteht aus 6 Protonen (weil es Kohlenstoff ist) und 6 Neutronen, da die Gesamtzahl der Nukleonen 12 ist.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entspricht der Avogadro-Zahl <text:span text:style-name="T1">N</text:span><text:span text:style-name="T10">A</text:span>?</text:p>
          </draw:text-box>
        </draw:frame>
        <draw:frame presentation:style-name="pr2" draw:text-style-name="P1" draw:layer="layout" svg:width="25.199cm" svg:height="12.18cm" svg:x="1.4cm" svg:y="4.914cm" presentation:class="subtitle" presentation:user-transformed="true">
          <draw:text-box>
            <text:p text:style-name="P1">Die <text:span text:style-name="T2">Anzahl der Atome</text:span> in 12 Gramm Kohlenstoff <text:span text:style-name="T9">12</text:span>C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Avogadro-Konstant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Konstante mit dem Wert</text:p>
            <text:p/>
            <text:p/>
            <text:p/>
            <text:p>Sie gibt an, wie viele Teilchen (etwa Atome eines Elements oder Moleküle einer chemischen Verbindung) in einem Mol des jeweiligen Stoffes enthalten sind</text:p>
          </draw:text-box>
        </draw:frame>
        <draw:frame draw:style-name="gr4" draw:text-style-name="P4" draw:layer="layout" svg:width="11.114cm" svg:height="2.535cm" svg:x="8.442cm" svg:y="8.232cm">
          <text:p/>
          <draw:object xlink:href="../Avogadro-Konstante.odf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2" draw:layer="layout" svg:width="15cm" svg:height="0.869cm" svg:x="7.1cm" svg:y="19.2cm">
          <draw:text-box>
            <text:p text:style-name="P2"><text:span text:style-name="T4"><text:a xlink:href="https://de.wikipedia.org/wiki/Avogadro-Konstante" xlink:type="simple">https://de.wikipedia.org/wiki/Avogadro-Konstante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Stoffmenge <text:span text:style-name="T1">n</text:span><text:span text:style-name="T11"> [mol]</text:span>?</text:p>
          </draw:text-box>
        </draw:frame>
        <draw:frame presentation:style-name="pr2" draw:layer="layout" svg:width="25.199cm" svg:height="13.465cm" svg:x="1.4cm" svg:y="6.272cm" presentation:class="subtitle" presentation:user-transformed="true">
          <draw:text-box>
            <text:p>Die Stoffmenge gibt <text:span text:style-name="T1">indirekt</text:span> die Teilchenzahl einer Stoffportion an.</text:p>
            <text:p>Die SI-Einheit der Stoffmenge ist das <text:span text:style-name="T2">Mol:</text:span><text:span text:style-name="T3"> </text:span></text:p>
            <text:p><text:span text:style-name="T12">n</text:span><text:span text:style-name="T3"> [mol]</text:span></text:p>
            <text:p/>
            <text:p>Die Stoffmenge hat die Dimension einer Zahl <text:span text:style-name="T1">N</text:span></text:p>
            <text:p/>
            <text:p><text:span text:style-name="T1"/></text:p>
            <text:p><text:span text:style-name="T1"/></text:p>
            <text:p><text:span text:style-name="T1">Indirekt</text:span>, weil die Stoffmenge über Kohlenstoff <text:span text:style-name="T9">12</text:span>C definiert wird:<text:line-break/></text:p>
            <text:p>Die Menge (in diesem Fall: Anzahl der Atome) 1 Mol des Kohlenstoffisotops <text:span text:style-name="T9">12</text:span>C wiegt genau 12 Gramm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Mo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s ist die <text:span text:style-name="T1">Basiseinheit</text:span> der Stoffmenge.</text:p>
            <text:p>Es hat die Dimension einer Zahl <text:span text:style-name="T1">N</text:span><text:span text:style-name="T11">.</text:span></text:p>
            <text:p/>
            <text:p>Ein Mol enthält etwa 6,022 <text:span text:style-name="T13">·</text:span> 10<text:span text:style-name="T9">23</text:span> Teilchen. Diese Zahl ist so definiert, dass 12g des Kohlenstoffisotops <text:span text:style-name="T9">12</text:span>C genau einem Mol entsprechen.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ist der Bezug von Stoffmenge zu Mo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Mol ist die SI-Basiseinheit der Stoffmenge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ist die Atomare Masseneinheit <text:span text:style-name="T1">m</text:span><text:span text:style-name="T11"> [u]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Maßeinheit der Masse. Seine Einheit ist [u]:</text:p>
            <text:p><text:span text:style-name="T1">m</text:span> [u]</text:p>
            <text:p/>
            <text:p>1 u entspricht 1⁄12 der Masse eines isolierten Atoms des Kohlenstoff-Isotops <text:span text:style-name="T9">12</text:span>C im Grundzustand</text:p>
            <text:p/>
            <text:p>Da der Kern des <text:span text:style-name="T9">12</text:span>C-Atoms 12 Nukleonen enthält, ist die Einheit u annähernd gleich der Masse eines Nukleons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3" svg:font-family="'Segoe UI'" style:font-adornments="Regular"/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2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27M33S</meta:editing-duration>
    <meta:editing-cycles>8</meta:editing-cycles>
    <meta:generator>LibreOffice/4.3.4.1$Windows_x86 LibreOffice_project/bc356b2f991740509f321d70e4512a6a54c5f243</meta:generator>
    <dc:date>2015-03-12T17:37:54.686000000</dc:date>
    <meta:document-statistic meta:object-count="130"/>
  </office:meta>
</office:document-meta>
</file>